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2B475D238959C0754D9.png" manifest:media-type="image/png"/>
  <manifest:file-entry manifest:full-path="Pictures/10000000000002DA0000038BDDEECC85A1B1BE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6035in" draw:z-index="0"><draw:image xlink:href="Pictures/10000000000002DA0000038BDDEECC85A1B1BE89.png" xlink:type="simple" xlink:show="embed" xlink:actuate="onLoad"/></draw:frame></text:p>
      <text:p text:style-name="P1"><draw:frame draw:style-name="fr1" draw:name="Image2" text:anchor-type="paragraph" svg:width="6.9252in" svg:height="5.5209in" draw:z-index="1"><draw:image xlink:href="Pictures/1000000000000364000002B475D238959C0754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2:25:29.233311735</meta:creation-date>
    <dc:date>2017-06-16T22:27:14.332908804</dc:date>
    <meta:editing-duration>PT1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